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8bc5" officeooo:paragraph-rsid="001d8bc5"/>
    </style:style>
    <style:style style:name="P2" style:family="paragraph" style:parent-style-name="Standard">
      <style:text-properties officeooo:rsid="001d8bc5" officeooo:paragraph-rsid="001e78d9"/>
    </style:style>
    <style:style style:name="P3" style:family="paragraph" style:parent-style-name="Standard">
      <style:text-properties officeooo:rsid="001d8bc5" officeooo:paragraph-rsid="002036a5"/>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e78d9"/>
    </style:style>
    <style:style style:name="T4" style:family="text">
      <style:text-properties style:text-position="0% 100%" fo:font-weight="bold" officeooo:rsid="001e78d9" style:font-weight-asian="bold" style:font-weight-complex="bold"/>
    </style:style>
    <style:style style:name="T5" style:family="text">
      <style:text-properties style:text-position="0% 100%" fo:font-weight="bold" officeooo:rsid="002036a5" style:font-weight-asian="bold" style:font-weight-complex="bold"/>
    </style:style>
    <style:style style:name="T6" style:family="text">
      <style:text-properties style:text-position="0% 100%" fo:font-weight="normal" officeooo:rsid="001e78d9" style:font-weight-asian="normal" style:font-weight-complex="normal"/>
    </style:style>
    <style:style style:name="T7" style:family="text">
      <style:text-properties style:text-position="0% 100%" fo:font-weight="normal" officeooo:rsid="002036a5" style:font-weight-asian="normal" style:font-weight-complex="normal"/>
    </style:style>
    <style:style style:name="T8" style:family="text">
      <style:text-properties style:text-position="0% 100%" officeooo:rsid="002036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a esta lección en donde finalizaremos el tema de desigualdades hablando sobre la desigualdades que no son lineales, como vimos la lección pasada las desigualdades lineales tienen la forma ax+b &lt; 0, claramente el &lt; puede ser sustituido por cualquier símbolo de desigualdad, <text:s/>esto realmente nos deja con muchas opciones, por ejemplo que la desigualdad incluya algún polinomio P(x) &lt; 0 como podría ser:</text:p>
      <text:p text:style-name="P1"><text:tab/><text:tab/><text:tab/><text:tab/>x<text:span text:style-name="T1">2</text:span><text:span text:style-name="T2">+5x-2&gt;0</text:span></text:p>
      <text:p text:style-name="P1"><text:span text:style-name="T2">o similar, podría ser x</text:span><text:span text:style-name="T1">3</text:span><text:span text:style-name="T2"> o x</text:span><text:span text:style-name="T1">4</text:span><text:span text:style-name="T2">, etc, pero también puede darse el caso de tener una expresión racional, en cuyo caso seria una desigualdad racional por ejemplo:</text:span></text:p>
      <text:p text:style-name="P1"><text:span text:style-name="T2"><text:tab/><text:tab/></text:span></text:p>
      <text:p text:style-name="P1"><text:span text:style-name="T2"><text:tab/><text:tab/><text:tab/><text:tab/>x(x+1)/(x+2)&gt;0<text:tab/></text:span></text:p>
      <text:p text:style-name="P2"><text:span text:style-name="T2">para ambos casos el procedimiento para resolverlo es el mismo, primero queremos tener de un lado de la desigualdad un cero, hay que tomar en cuenta las propiedades de la desigualdad, después debemos factor izarlo en factores lineales o bien en polinomios cuadráticos que sean irreductibles en los reales, marcar en una recta los ceros del polinomio, de este modo nos quedaran intervalos divididos, </text:span><text:span text:style-name="T3">en cada intervalo encontramos el signo de cada factor, y utilizando la ley de signos, determinamos el producto o la división de los signos de cada factor.</text:span></text:p>
      <text:p text:style-name="P2"><text:span text:style-name="T3"/></text:p>
      <text:p text:style-name="P2"><text:span text:style-name="T3">Por supuesto esto descrito de esa manera suena a algo complicado, </text:span><text:span text:style-name="T8">así</text:span><text:span text:style-name="T3"> que vamos a ver algunos ejemplos y ya veras que es muy simple</text:span></text:p>
      <text:p text:style-name="P2"><text:span text:style-name="T3"/></text:p>
      <text:p text:style-name="P2"><text:span text:style-name="T4">UTILIZAR LOS EJEMPLOS DE LA PAGINA 184 8.17 Y 8.18</text:span></text:p>
      <text:p text:style-name="P2"><text:span text:style-name="T4"/></text:p>
      <text:p text:style-name="P3"><text:span text:style-name="T6">Muy bien pues antes de f</text:span><text:span text:style-name="T7">inalizar les comento que es lo que realmente estamos haciendo, no es otra cosa más que encontrar que valores de x serian positivos y cuales serian negativos, dada la expresión algebraica, tomemos estos mismos ejemplos y grafiquemos los </text:span></text:p>
      <text:p text:style-name="P3"><text:span text:style-name="T7"/></text:p>
      <text:p text:style-name="P3"><text:span text:style-name="T5">GRAFICARLOS EN GEOGEBRA, </text:span></text:p>
      <text:p text:style-name="P3"><text:span text:style-name="T5"/></text:p>
      <text:p text:style-name="P3"><text:span text:style-name="T7">Como se pueden dar cuenta tenemos los mismos resultados, si tienen una forma de graficar los mediante computadora es más rápido y efectivo de hacer, sino realmente graficar las expresiones a mano, es muy lento, así que es mejor utilizar resolver la desigualdad, por el método que vimos en esta clase, no importa el método que utilicen recuerden que las matemáticas tienen miles de formas de llegar a un mismo resultado. </text:span><text:span text:style-name="T3"><text:s/></text:span><text:span text:style-name="T2"><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1:10:09.865000000</meta:creation-date>
    <dc:date>2019-07-01T21:40:12.256000000</dc:date>
    <meta:editing-duration>PT8M31S</meta:editing-duration>
    <meta:editing-cycles>1</meta:editing-cycles>
    <meta:document-statistic meta:table-count="0" meta:image-count="0" meta:object-count="0" meta:page-count="1" meta:paragraph-count="11" meta:word-count="342" meta:character-count="2059" meta:non-whitespace-character-count="1709"/>
    <meta:generator>LibreOffice/6.1.1.2$Windows_X86_64 LibreOffice_project/5d19a1bfa650b796764388cd8b33a5af1f5baa1b</meta:generator>
  </office:meta>
</office:document-meta>
</file>